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writing-mode="lr-tb"/>
      <style:text-properties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fo:color="#ffd32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ext-autospace="none" style:writing-mode="lr-tb"/>
      <style:text-properties fo:color="#9999ff"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writing-mode="lr-tb"/>
      <style:text-properties fo:color="#aecf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writing-mode="lr-tb"/>
      <style:text-properties fo:color="#ff950e"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autospace="none" style:writing-mode="lr-tb"/>
      <style:text-properties fo:color="#83caff"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style:text-outline="false" style:text-line-through-style="none" style:font-name="Arial Unicode MS" fo:font-size="13pt" fo:font-style="normal" fo:text-shadow="none" style:text-underline-style="none" fo:font-weight="normal" style:font-name-asian="Arial Unicode MS" style:font-size-asian="13pt" style:font-style-asian="normal" style:font-weight-asian="normal" style:font-name-complex="Arial Unicode MS" style:font-size-complex="13pt" style:font-style-complex="normal" style:font-weight-complex="normal" style:text-emphasize="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font-name="ＭＳ Ｐゴシック" style:font-name-asian="ＭＳ Ｐゴシック" style:font-name-complex="ＭＳ Ｐゴシック"/>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メモ</text:p>
      <text:p text:style-name="P1"/>
      <text:p text:style-name="P1">"Input" page</text:p>
      <text:p text:style-name="P4">緑色セル</text:p>
      <text:p text:style-name="P1">問題がなくて翻訳しました。</text:p>
      <text:p text:style-name="P1">選択肢のセルで、金額をフランスの事態に直しました。</text:p>
      <text:p text:style-name="P5">オレンジセル</text:p>
      <text:p text:style-name="P1">この文章は二回に現れて、二回目をオレンジにしました（それなのに翻訳しました）。</text:p>
      <text:p text:style-name="P1">ｉ202からｉ206までのセル　　と　　ｉ231からｉ235までセル　　は同じセルです。</text:p>
      <text:p text:style-name="P1">ｉ261からｉ268までのセル　　と　　ｉ271からｉ278までセル　　は同じセルです。</text:p>
      <text:p text:style-name="P1">ｉ061からｉ064までのセル　　と　　ｉ091からｉ094までセル　　は同じセルです。</text:p>
      <text:p text:style-name="P1">ｉ633は、C141セルがｉ601のC138セルと同じで、H141セルがｉ632のH140と同じです。</text:p>
      <text:p text:style-name="P6">水色セル</text:p>
      <text:p text:style-name="P1">フランスでは、人はあまりお風呂を持っていません。持ったら、あまり使いません。お風呂について水色セルはフランスの場合をあまり適していません。</text:p>
      <text:p text:style-name="P1">トイレも、とてもシンプルです。</text:p>
      <text:p text:style-name="P1">加湿器も全然使いません。</text:p>
      <text:p text:style-name="P1">そんなにたくさん雪が降らないから、融雪機も使いません。</text:p>
      <text:p text:style-name="P2">黄色セル</text:p>
      <text:p text:style-name="P1">ｉ022　このセルの内容をあまり分からなかったです。</text:p>
      <text:p text:style-name="P1">ｉ211　このセルも内容を分からなかったです。</text:p>
      <text:p text:style-name="P1">ｉ082　フランスでは、契約種類は電気会社によってものです。それで、前の選択肢によって答えが違っています。</text:p>
      <text:p text:style-name="P3">紫色セル</text:p>
      <text:p text:style-name="P1">時々、フランスとあまり関係がありません場合で、新しいセルを書いて付け加えます。そのセルは「持っていない」、「使わない」などのような選択肢です。</text:p>
      <text:p text:style-name="P1"/>
      <text:p text:style-name="P1">"Measures" page</text:p>
      <text:p text:style-name="P4">緑色セル</text:p>
      <text:p text:style-name="P1">問題がなくて翻訳しました。</text:p>
      <text:p text:style-name="P2">黄色セル</text:p>
      <text:p text:style-name="P1">ひのでやウエブサイトで、「エコキュート」は関西電力株式会社のものですか？あるいはジェネリックで、ノブランドの省エネ給湯機ですか？<text:span text:style-name="T1">フランスでは、エコキュートがあまり見つけられませんから、エコキュートの機能を説明して、省エネ給湯機について話して方がいいと思います。</text:span></text:p>
      <text:p text:style-name="P1">「エコジョーズ」はフランスで全然見つけられないですから、ひのでやフランス語ウェブサイトに入れるのがおそらくよくないんです。</text:p>
      <text:p text:style-name="P1">eco jozu eco farm</text:p>
      <text:p text:style-name="P1">http://www.osakagas.co.jp/csr_e/charter02/customer.html</text:p>
      <text:p text:style-name="P1">chaudière à condensation</text:p>
      <text:p text:style-name="P1">https://www.quelleenergie.fr/chaudiere-cogeneration</text:p>
      <text:p text:style-name="P1">pile à combustible</text:p>
      <text:p text:style-name="P1">https://www.lemoniteur.fr/article/une-pile-a-combustible-venue-du-japon.1329249</text:p>
      <text:p text:style-name="P1">https://fr.wikipedia.org/wiki/Pile_%C3%A0_combustible</text:p>
      <text:p text:style-name="P1">vitrages</text:p>
      <text:p text:style-name="P1"><text:soft-page-break/>https://www.energieplus-lesite.be/index.php?id=10397#c568</text:p>
      <text:p text:style-name="P1">55線で、フランスでは「省エネ電気ポット」が見つけられなくて、そして「電気ポットをどうオプティマイズ」について書いて選びました。</text:p>
      <text:p text:style-name="P1">56線で、フランスでは電磁調理器ばかり使いますので、「火」や「ガス」はフランス人があまり分からないと思います。</text:p>
      <text:p text:style-name="P6">水色セル</text:p>
      <text:p text:style-name="P1">フランス人はバスで浴びている。そして、フランス人に、お風呂に続けて入るのは本当に珍しい上に、清潔ではなさそうです。しかし、フランス人は大体に、バスよりシャワーに浴びるから、おそらくこのセルを取ってもいいでしょう。</text:p>
      <text:p text:style-name="P1">フランス人は日本のウォシュレットを使っていなくて、26線のセルはフランス人に珍しくて、今はフランスのトイレは日本のウォシュレットよりお水を節約しています。27、28線も同じことです。そして、保温や温度設定全然ありません。</text:p>
      <text:p text:style-name="P1">フランスではこたつがありません。<text:span text:style-name="T1">（これ、残念です😞）</text:span></text:p>
      <text:p text:style-name="P1">フランスでは、電気ポットは保温オプションがありません。炊飯ジャーも珍しいんです。</text:p>
      <text:p text:style-name="P7"><text:span text:style-name="T2"/></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ustine Peyceré</meta:initial-creator>
    <meta:creation-date>2017-11-03T09:07:42</meta:creation-date>
    <dc:date>2018-09-16T18:10:13</dc:date>
    <dc:creator>Faustine Peyceré</dc:creator>
    <meta:editing-duration>P36DT22H23M42S</meta:editing-duration>
    <meta:editing-cycles>47</meta:editing-cycles>
    <meta:generator>OpenOffice/4.0.1$Unix OpenOffice.org_project/401m5$Build-9714</meta:generator>
    <meta:document-statistic meta:table-count="0" meta:image-count="0" meta:object-count="0" meta:page-count="2" meta:paragraph-count="44" meta:word-count="1144" meta:character-count="1587"/>
  </office:meta>
</office:document-meta>
</file>